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cff" officeooo:paragraph-rsid="00073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úmeros aleatorios (Math.Random)</text:p>
      <text:p text:style-name="P1"/>
      <text:p text:style-name="P1">x = Math.random() =&gt; x es un nº mayor o igual que 0 y menor estricto que 1.</text:p>
      <text:p text:style-name="P1"/>
      <text:p text:style-name="P1">0 &lt;= <text:s/>x &lt; 1</text:p>
      <text:p text:style-name="P1"/>
      <text:p text:style-name="P1">Si se quiere un número entre 0 y 6 (por ejemplo):</text:p>
      <text:p text:style-name="P1"/>
      <text:p text:style-name="P1">(Math.random()*6)</text:p>
      <text:p text:style-name="P1"/>
      <text:p text:style-name="P1">0 &lt;= 6x &lt; 6</text:p>
      <text:p text:style-name="P1"/>
      <text:p text:style-name="P1">Si se quiere un número entre 1 y 6 (por ejemplo):</text:p>
      <text:p text:style-name="P1"/>
      <text:p text:style-name="P1">(Math.random()*6 + 1)</text:p>
      <text:p text:style-name="P1"/>
      <text:p text:style-name="P1">1 &lt;= 6x +1 &lt; 7</text:p>
      <text:p text:style-name="P1"/>
      <text:p text:style-name="P1">Si convertimos a int: (int) (6x + 1) estará entre 1 y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7:22:46.796989190</meta:creation-date>
    <dc:date>2017-11-06T17:30:20.884166448</dc:date>
    <meta:editing-duration>PT7M35S</meta:editing-duration>
    <meta:editing-cycles>1</meta:editing-cycles>
    <meta:document-statistic meta:table-count="0" meta:image-count="0" meta:object-count="0" meta:page-count="1" meta:paragraph-count="10" meta:word-count="76" meta:character-count="335" meta:non-whitespace-character-count="268"/>
    <meta:generator>LibreOffice/5.1.6.2$Linux_X86_64 LibreOffice_project/10m0$Build-2</meta:generator>
  </office:meta>
</office:document-meta>
</file>